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A000000ABB0E8A90562ABC4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d0fc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Cau 1:</text:span></text:p>
      <text:p text:style-name="Standard"><draw:frame draw:style-name="fr1" draw:name="Image1" text:anchor-type="paragraph" svg:width="3.6043in" svg:height="1.7811in" draw:z-index="0"><draw:image xlink:href="Pictures/100000000000015A000000ABB0E8A90562ABC43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2T09:18:19.794663918</meta:creation-date>
    <meta:generator>LibreOffice/6.0.7.3$Linux_AARCH64 LibreOffice_project/00m0$Build-3</meta:generator>
    <dc:date>2023-02-22T09:27:28.510025468</dc:date>
    <meta:editing-duration>PT9M9S</meta:editing-duration>
    <meta:editing-cycles>2</meta:editing-cycles>
    <meta:document-statistic meta:table-count="0" meta:image-count="1" meta:object-count="0" meta:page-count="1" meta:paragraph-count="1" meta:word-count="2" meta:character-count="7" meta:non-whitespace-character-count="5"/>
  </office:meta>
</office:document-meta>
</file>